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39"/>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3"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4"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5" style:family="paragraph" style:parent-style-name="Standard" style:list-style-name="L72">
      <style:paragraph-properties fo:text-align="start" style:justify-single-word="false"/>
      <style:text-properties style:font-name="Liberation Serif1"/>
    </style:style>
    <style:style style:name="P126"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9" style:family="paragraph" style:parent-style-name="Standard" style:list-style-name="L76">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fo:font-size="12pt" style:font-size-asian="12pt" style:font-size-complex="12pt"/>
    </style:style>
    <style:style style:name="T13" style:family="text">
      <style:text-properties style:text-overline-style="solid" style:text-overline-width="auto" style:text-overline-color="font-color"/>
    </style:style>
    <style:style style:name="T14" style:family="text">
      <style:text-properties style:font-name="Liberation Serif"/>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editable="false">
        <style:columns fo:column-count="3" fo:column-gap="0in">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804195400"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1308139437"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842599591"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73"><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74"><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75"><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76"><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77"><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863489204"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1396738440"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2002741676"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605458766"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1786574932"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492192490"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78"><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80"><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81"><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82"><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83"><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84"><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85"><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86"><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87"><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88"><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89"><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90"><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91"><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92"><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93"><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94"><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95"><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96"><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97"><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98"><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43009241" text:style-name="L10">
          <text:list-item>
            <text:p text:style-name="P39"><draw:frame draw:style-name="fr4" draw:name="Object27" text:anchor-type="as-char" svg:width="0.1972in" svg:height="0.3929in" draw:z-index="99"><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100"><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101"><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102"><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103"><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104"><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105"><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106"><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107"><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108"><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109"><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110"><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111"><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112"><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113"><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114"><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115"><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116"><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117"><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118"><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119"><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120"><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121"><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122"><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123"><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124"><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125"><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126"><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127"><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128"><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804023016" text:style-name="L11">
          <text:list-item>
            <text:p text:style-name="P40"><draw:frame draw:style-name="fr4" draw:name="Object64" text:anchor-type="as-char" svg:width="0.1984in" svg:height="0.3929in" draw:z-index="129"><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138"><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139"><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140"><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141"><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142"><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143"><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144"><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145"><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46"><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47"><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48"><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49"><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50"><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51"><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52"><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53"><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54"><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55"><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56"><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57"><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58"><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59"><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60"><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923284090" text:style-name="L12">
          <text:list-item>
            <text:p text:style-name="P41"><draw:frame draw:style-name="fr4" draw:name="Object82" text:anchor-type="as-char" svg:width="0.1992in" svg:height="0.3929in" draw:z-index="161"><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62"><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63"><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64"><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65"><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66"><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67"><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68"><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69"><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70"><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71"><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72"><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73"><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74"><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75"><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76"><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77"><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78"><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79"><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80"><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81"><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82"><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1760042883" text:style-name="L13">
          <text:list-item>
            <text:p text:style-name="P60">1</text:p>
          </text:list-item>
          <text:list-item>
            <text:p text:style-name="P60"><draw:frame draw:style-name="fr4" draw:name="Object104" text:anchor-type="as-char" svg:width="0.198in" svg:height="0.3929in" draw:z-index="183"><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84"><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85"><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86"><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87"><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88"><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89"><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90"><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91"><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92"><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93"><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2071027032"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94"><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95"><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96"><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97"><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98"><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99"><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200"><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201"><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202"><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203"><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204"><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205"><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206"><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207"><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208"><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209"><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210"><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211"><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212"><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213"><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214"><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215"><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216"><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217"><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218"><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219"><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220"><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221"><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222"><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223"><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224"><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225"><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226"><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227"><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228"><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229"><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230"><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691321630"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1358180874" text:style-name="L16">
          <text:list-item>
            <text:p text:style-name="P63"><draw:frame draw:style-name="fr4" draw:name="Object152" text:anchor-type="as-char" svg:width="0.202in" svg:height="0.3929in" draw:z-index="231"><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232"><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233"><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234"><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235"><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236"><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237"><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238"><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239"><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240"><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241"><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242"><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243"><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244"><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45"><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1086878234"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615375101" text:style-name="L18">
          <text:list-item>
            <text:p text:style-name="P42"><draw:frame draw:style-name="fr4" draw:name="Object167" text:anchor-type="as-char" svg:width="0.2839in" svg:height="0.3929in" draw:z-index="246"><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47"><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48"><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261839035"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49"><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50"><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51"><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52"><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53"><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54"><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55"><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56"><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57"><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58"><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1800109912"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59"><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60"><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61"><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62"><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63"><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64"><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65"><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66"><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67"><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68"><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69"><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70"><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744754391"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71"><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72"><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550422863"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1233962886"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1794405569"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1420141280" text:style-name="L25">
          <text:list-item>
            <text:p text:style-name="P68"><draw:frame draw:style-name="fr4" draw:name="Object194" text:anchor-type="as-char" svg:width="0.4689in" svg:height="0.3929in" draw:z-index="273"><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74"><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75"><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76"><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77"><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78"><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1166725360" text:style-name="L26">
          <text:list-item>
            <text:p text:style-name="P69"><draw:frame draw:style-name="fr4" draw:name="Object210" text:anchor-type="as-char" svg:width="0.5071in" svg:height="0.3929in" draw:z-index="1"><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2"><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3"><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4"><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5"><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6"><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3">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309691935" text:style-name="L27">
          <text:list-item>
            <text:p text:style-name="P70"><draw:frame draw:style-name="fr4" draw:name="Object200" text:anchor-type="as-char" svg:width="2.3516in" svg:height="0.3929in" draw:z-index="7"><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8"><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9"><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10"><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11"><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12"><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13"><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14"><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15"><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16"><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023457274" text:style-name="L28">
          <text:list-item>
            <text:p text:style-name="P71"><draw:frame draw:style-name="fr4" draw:name="Object217" text:anchor-type="as-char" svg:width="2.4362in" svg:height="0.3929in" draw:z-index="17"><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18"><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19"><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20"><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21"><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22"><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23"><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24"><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205462480" text:style-name="L29">
          <text:list-item>
            <text:p text:style-name="P72"><draw:frame draw:style-name="fr4" draw:name="Object225" text:anchor-type="as-char" svg:width="3.111in" svg:height="0.3929in" draw:z-index="25"><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26"><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27"><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28"><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29"><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30"><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31"><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32"><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33"><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160639220"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34"><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35"><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36"><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3">3</text:span> in.</text:p>
          </text:list-item>
          <text:list-item>
            <text:p text:style-name="P73">2 g</text:p>
          </text:list-item>
        </text:list>
      </text:section>
      <text:section text:style-name="Sect3" text:name="Section34">
        <text:list xml:id="list1721960941" text:continue-numbering="true" text:style-name="L30">
          <text:list-item>
            <text:p text:style-name="P73"><draw:frame draw:style-name="fr4" draw:name="Object235" text:anchor-type="as-char" svg:width="2.4362in" svg:height="0.3929in" draw:z-index="37"><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38"><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39"><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40"><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41"><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42"><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43"><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44"><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45"><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46"><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422960569" text:style-name="L31">
          <text:list-item>
            <text:p text:style-name="P74">122<text:span text:style-name="T2">º</text:span><text:span text:style-name="T14"> F</text:span></text:p>
          </text:list-item>
          <text:list-item>
            <text:p text:style-name="P74">116.6<text:span text:style-name="T2">º</text:span><text:span text:style-name="T14"> F</text:span></text:p>
          </text:list-item>
          <text:list-item>
            <text:p text:style-name="P74">113<text:span text:style-name="T2">º</text:span><text:span text:style-name="T14"> F</text:span></text:p>
          </text:list-item>
          <text:list-item>
            <text:p text:style-name="P74">104<text:span text:style-name="T2">º</text:span><text:span text:style-name="T14"> F</text:span></text:p>
          </text:list-item>
          <text:list-item>
            <text:p text:style-name="P74">98.6<text:span text:style-name="T2">º</text:span><text:span text:style-name="T14"> F</text:span></text:p>
          </text:list-item>
          <text:list-item>
            <text:p text:style-name="P74">89.6<text:span text:style-name="T2">º</text:span><text:span text:style-name="T14"> F</text:span></text:p>
          </text:list-item>
          <text:list-item>
            <text:p text:style-name="P74">86<text:span text:style-name="T2">º</text:span><text:span text:style-name="T14"> F</text:span></text:p>
          </text:list-item>
          <text:list-item>
            <text:p text:style-name="P74">77<text:span text:style-name="T2">º</text:span><text:span text:style-name="T14"> F</text:span></text:p>
          </text:list-item>
          <text:list-item>
            <text:p text:style-name="P74">71.6<text:span text:style-name="T2">º</text:span><text:span text:style-name="T14"> F</text:span></text:p>
          </text:list-item>
          <text:list-item>
            <text:p text:style-name="P74">68<text:span text:style-name="T2">º</text:span><text:span text:style-name="T14"> F</text:span></text:p>
          </text:list-item>
          <text:list-item>
            <text:p text:style-name="P74">64.4<text:span text:style-name="T2">º</text:span><text:span text:style-name="T14"> F</text:span></text:p>
          </text:list-item>
          <text:list-item>
            <text:p text:style-name="P74">59<text:span text:style-name="T2">º</text:span><text:span text:style-name="T14"> F</text:span></text:p>
          </text:list-item>
          <text:list-item>
            <text:p text:style-name="P74">53.6<text:span text:style-name="T2">º</text:span><text:span text:style-name="T14"> F</text:span></text:p>
          </text:list-item>
          <text:list-item>
            <text:p text:style-name="P74">50<text:span text:style-name="T2">º</text:span><text:span text:style-name="T14"> F</text:span></text:p>
          </text:list-item>
          <text:list-item>
            <text:p text:style-name="P74">44.6<text:span text:style-name="T2">º</text:span><text:span text:style-name="T14"> F</text:span></text:p>
          </text:list-item>
          <text:list-item>
            <text:p text:style-name="P74">41<text:span text:style-name="T2">º</text:span><text:span text:style-name="T14"> F</text:span></text:p>
          </text:list-item>
          <text:list-item>
            <text:p text:style-name="P74">35.6<text:span text:style-name="T2">º</text:span><text:span text:style-name="T14"> F</text:span></text:p>
          </text:list-item>
          <text:list-item>
            <text:p text:style-name="P74">32<text:span text:style-name="T2">º</text:span><text:span text:style-name="T14"> F</text:span></text:p>
          </text:list-item>
          <text:list-item>
            <text:p text:style-name="P74">23<text:span text:style-name="T2">º</text:span><text:span text:style-name="T14"> F</text:span></text:p>
          </text:list-item>
          <text:list-item>
            <text:p text:style-name="P74">14<text:span text:style-name="T2">º</text:span><text:span text:style-name="T14"> F</text:span></text:p>
          </text:list-item>
          <text:list-item>
            <text:p text:style-name="P74">-40<text:span text:style-name="T2">º</text:span><text:span text:style-name="T14"> F</text:span></text:p>
          </text:list-item>
          <text:list-item>
            <text:p text:style-name="P74"><text:span text:style-name="T14">37.8</text:span><text:span text:style-name="T2">º</text:span><text:span text:style-name="T14"> C</text:span></text:p>
          </text:list-item>
          <text:list-item>
            <text:p text:style-name="P74"><text:span text:style-name="T14">32.2</text:span><text:span text:style-name="T2">º</text:span><text:span text:style-name="T14"> C</text:span></text:p>
          </text:list-item>
          <text:list-item>
            <text:p text:style-name="P74"><text:span text:style-name="T14">31.7</text:span><text:span text:style-name="T2">º</text:span><text:span text:style-name="T14"> C</text:span></text:p>
          </text:list-item>
          <text:list-item>
            <text:p text:style-name="P74"><text:span text:style-name="T14">27.8</text:span><text:span text:style-name="T2">º</text:span><text:span text:style-name="T14"> C</text:span></text:p>
          </text:list-item>
          <text:list-item>
            <text:p text:style-name="P74"><text:span text:style-name="T14">26.7</text:span><text:span text:style-name="T2">º</text:span><text:span text:style-name="T14"> C</text:span></text:p>
          </text:list-item>
          <text:list-item>
            <text:p text:style-name="P74"><text:span text:style-name="T14">26.1</text:span><text:span text:style-name="T2">º</text:span><text:span text:style-name="T14"> C</text:span></text:p>
          </text:list-item>
          <text:list-item>
            <text:p text:style-name="P74"><text:span text:style-name="T14">23.9</text:span><text:span text:style-name="T2">º</text:span><text:span text:style-name="T14"> C</text:span></text:p>
          </text:list-item>
          <text:list-item>
            <text:p text:style-name="P74"><text:span text:style-name="T14">21.1</text:span><text:span text:style-name="T2">º</text:span><text:span text:style-name="T14"> C</text:span></text:p>
          </text:list-item>
          <text:list-item>
            <text:p text:style-name="P74"><text:span text:style-name="T14">17.2</text:span><text:span text:style-name="T2">º</text:span><text:span text:style-name="T14"> C</text:span></text:p>
          </text:list-item>
          <text:list-item>
            <text:p text:style-name="P74"><text:span text:style-name="T14">15.6</text:span><text:span text:style-name="T2">º</text:span><text:span text:style-name="T14"> C</text:span></text:p>
          </text:list-item>
          <text:list-item>
            <text:p text:style-name="P74"><text:span text:style-name="T14">14.4</text:span><text:span text:style-name="T2">º</text:span><text:span text:style-name="T14"> C</text:span></text:p>
          </text:list-item>
          <text:list-item>
            <text:p text:style-name="P74"><text:span text:style-name="T14">12.8</text:span><text:span text:style-name="T2">º</text:span><text:span text:style-name="T14"> C</text:span></text:p>
          </text:list-item>
          <text:list-item>
            <text:p text:style-name="P74"><text:span text:style-name="T14">7.2</text:span><text:span text:style-name="T2">º</text:span><text:span text:style-name="T14"> C</text:span></text:p>
          </text:list-item>
          <text:list-item>
            <text:p text:style-name="P74"><text:span text:style-name="T14">2.8</text:span><text:span text:style-name="T2">º</text:span><text:span text:style-name="T14"> C</text:span></text:p>
          </text:list-item>
          <text:list-item>
            <text:p text:style-name="P74"><text:span text:style-name="T14">0</text:span><text:span text:style-name="T2">º</text:span><text:span text:style-name="T14"> C</text:span></text:p>
          </text:list-item>
          <text:list-item>
            <text:p text:style-name="P74"><text:span text:style-name="T14">-3.9</text:span><text:span text:style-name="T2">º</text:span><text:span text:style-name="T14"> C</text:span></text:p>
          </text:list-item>
          <text:list-item>
            <text:p text:style-name="P74"><text:span text:style-name="T14">-5.6</text:span><text:span text:style-name="T2">º</text:span><text:span text:style-name="T14"> C</text:span></text:p>
          </text:list-item>
          <text:list-item>
            <text:p text:style-name="P74"><text:span text:style-name="T14">-9.4</text:span><text:span text:style-name="T2">º</text:span><text:span text:style-name="T14"> C</text:span></text:p>
          </text:list-item>
          <text:list-item>
            <text:p text:style-name="P74"><text:span text:style-name="T14">-11.1</text:span><text:span text:style-name="T2">º</text:span><text:span text:style-name="T14"> C</text:span></text:p>
          </text:list-item>
          <text:list-item>
            <text:p text:style-name="P74"><text:span text:style-name="T14">-15</text:span><text:span text:style-name="T2">º</text:span><text:span text:style-name="T14"> C</text:span></text:p>
          </text:list-item>
          <text:list-item>
            <text:p text:style-name="P74"><text:span text:style-name="T14">-17.8</text:span><text:span text:style-name="T2">º</text:span><text:span text:style-name="T14"> C</text:span></text:p>
          </text:list-item>
          <text:list-item>
            <text:p text:style-name="P74"><text:span text:style-name="T14">-20.6</text:span><text:span text:style-name="T2">º</text:span><text:span text:style-name="T14"> C</text:span></text:p>
          </text:list-item>
          <text:list-item>
            <text:p text:style-name="P74"><text:span text:style-name="T14">-25.6</text:span><text:span text:style-name="T2">º</text:span><text:span text:style-name="T14"> C</text:span></text:p>
          </text:list-item>
          <text:list-item>
            <text:p text:style-name="P74"><text:span text:style-name="T14">-28.9</text:span><text:span text:style-name="T2">º</text:span><text:span text:style-name="T14"> C</text:span></text:p>
          </text:list-item>
        </text:list>
      </text:section>
      <text:p text:style-name="P4"/>
      <text:section text:style-name="Sect3" text:name="Section35">
        <text:p text:style-name="P4">Worksheet 6-2</text:p>
        <text:p text:style-name="P22">part I</text:p>
        <text:list xml:id="list1974996669" text:style-name="L32">
          <text:list-item>
            <text:p text:style-name="P46">Cold: any temperature not exceeding 46<text:span text:style-name="T2">º</text:span><text:span text:style-name="T14"> F</text:span></text:p>
          </text:list-item>
          <text:list-item>
            <text:p text:style-name="P46">Freezer: -13<text:span text:style-name="T2">º to 14º F</text:span></text:p>
          </text:list-item>
          <text:list-item>
            <text:p text:style-name="P122">Refrigerator: 36º to 46º F</text:p>
          </text:list-item>
          <text:list-item>
            <text:p text:style-name="P122">Cool: 46º to 59º F</text:p>
          </text:list-item>
          <text:list-item>
            <text:p text:style-name="P122">Room temperature: the temperature prevailing in a working area</text:p>
          </text:list-item>
          <text:list-item>
            <text:p text:style-name="P122">Controlled room temperature: 59º to 86º F</text:p>
          </text:list-item>
          <text:list-item>
            <text:p text:style-name="P122">Warm: 86º to 104º F</text:p>
          </text:list-item>
          <text:list-item>
            <text:p text:style-name="P122">Excessive heat: any temperature above 104º F</text:p>
          </text:list-item>
        </text:list>
        <text:p text:style-name="P22">part II</text:p>
        <text:list xml:id="list286633799" text:style-name="L33">
          <text:list-item>
            <text:p text:style-name="P47">Cold: any temperature not exceeding 8<text:span text:style-name="T2">º</text:span><text:span text:style-name="T14"> C</text:span></text:p>
          </text:list-item>
          <text:list-item>
            <text:p text:style-name="P47">Freezer: -25<text:span text:style-name="T2">º to -10º C</text:span></text:p>
          </text:list-item>
          <text:list-item>
            <text:p text:style-name="P123">Refrigerator: 2º to 8º C</text:p>
          </text:list-item>
          <text:list-item>
            <text:p text:style-name="P123">Cool: 8º to 15º C</text:p>
          </text:list-item>
          <text:list-item>
            <text:p text:style-name="P123">Room temperature: the temperature prevailing in a working area</text:p>
          </text:list-item>
          <text:list-item>
            <text:p text:style-name="P123">Controlled room temperature: 15º to 30º C</text:p>
          </text:list-item>
          <text:list-item>
            <text:p text:style-name="P123">Warm: 30º to 40º C</text:p>
          </text:list-item>
          <text:list-item>
            <text:p text:style-name="P123">Excessive heat: any temperature above 40º C</text:p>
          </text:list-item>
        </text:list>
      </text:section>
      <text:p text:style-name="P4"/>
      <text:section text:style-name="Sect3" text:name="Section37">
        <text:p text:style-name="P4">Worksheet 6-3</text:p>
        <text:list xml:id="list83415301" text:style-name="L34">
          <text:list-item>
            <text:p text:style-name="P75">266<text:span text:style-name="T3">º F</text:span></text:p>
          </text:list-item>
          <text:list-item>
            <text:p text:style-name="P124">No, it is too warm.</text:p>
          </text:list-item>
          <text:list-item>
            <text:p text:style-name="P124"><text:s/></text:p>
            <text:list>
              <text:list-item>
                <text:p text:style-name="P124">-13º to 14º F</text:p>
              </text:list-item>
              <text:list-item>
                <text:p text:style-name="P124">You will need to calculate this from when it is assigned.</text:p>
              </text:list-item>
            </text:list>
          </text:list-item>
          <text:list-item>
            <text:p text:style-name="P124">148.9º C</text:p>
          </text:list-item>
          <text:list-item>
            <text:p text:style-name="P124">121.1º C</text:p>
          </text:list-item>
          <text:list-item>
            <text:p text:style-name="P124"/>
            <text:list>
              <text:list-item>
                <text:p text:style-name="P124">2.3º C</text:p>
              </text:list-item>
              <text:list-item>
                <text:p text:style-name="P124">3.2º C</text:p>
              </text:list-item>
              <text:list-item>
                <text:p text:style-name="P124">3.9º C</text:p>
              </text:list-item>
              <text:list-item>
                <text:p text:style-name="P124">1.4º C*</text:p>
              </text:list-item>
              <text:list-item>
                <text:p text:style-name="P124">2.7º C</text:p>
              </text:list-item>
              <text:list-item>
                <text:p text:style-name="P124">2.6º C</text:p>
              </text:list-item>
              <text:list-item>
                <text:p text:style-name="P124">3.8º C</text:p>
              </text:list-item>
              <text:list-item>
                <text:p text:style-name="P124">6.6º C</text:p>
              </text:list-item>
              <text:list-item>
                <text:p text:style-name="P124">9.3º C*</text:p>
              </text:list-item>
            </text:list>
          </text:list-item>
        </text:list>
        <text:p text:style-name="P23">1/28 &amp; 2/2 fell outside the safe range</text:p>
        <text:list xml:id="list127817663" text:continue-numbering="true" text:style-name="L34">
          <text:list-item>
            <text:p text:style-name="P124"/>
            <text:list>
              <text:list-item>
                <text:p text:style-name="P124">4.8º F</text:p>
              </text:list-item>
              <text:list-item>
                <text:p text:style-name="P124"><text:soft-page-break/>8.8º F</text:p>
              </text:list-item>
              <text:list-item>
                <text:p text:style-name="P124">8.2º F</text:p>
              </text:list-item>
              <text:list-item>
                <text:p text:style-name="P124">15.1º F*</text:p>
              </text:list-item>
              <text:list-item>
                <text:p text:style-name="P124">13.1º F</text:p>
              </text:list-item>
              <text:list-item>
                <text:p text:style-name="P124">7.7º F</text:p>
              </text:list-item>
              <text:list-item>
                <text:p text:style-name="P124">3.7º F</text:p>
              </text:list-item>
              <text:list-item>
                <text:p text:style-name="P124">-2.0º F</text:p>
              </text:list-item>
              <text:list-item>
                <text:p text:style-name="P124">-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656341014"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
      <text:section text:style-name="Sect2" text:name="Section39">
        <text:p text:style-name="P4">Worksheet 7-2</text:p>
        <text:list xml:id="list1648711028"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5">f</text:span><draw:frame draw:style-name="fr1" draw:name="graphics146" text:anchor-type="as-char" svg:y="-0.1201in" svg:width="0.1402in" svg:height="0.1701in" draw:z-index="47"><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2051495866" text:style-name="L37">
          <text:list-item>
            <text:p text:style-name="P78">1<draw:frame draw:style-name="fr1" draw:name="graphics1" text:anchor-type="as-char" svg:y="-0.1201in" svg:width="0.1402in" svg:height="0.1701in" draw:z-index="48"><draw:image xlink:href="Pictures/10000201000000300000003E21E346E1.png" xlink:type="simple" xlink:show="embed" xlink:actuate="onLoad"/></draw:frame> = 8<draw:frame draw:style-name="fr2" draw:name="graphics150" text:anchor-type="as-char" svg:width="0.0598in" svg:height="0.1in" draw:z-index="49"><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50"><draw:image xlink:href="Pictures/1000020100000016000000257903293B.png" xlink:type="simple" xlink:show="embed" xlink:actuate="onLoad"/></draw:frame> = 60 gr</text:p>
          </text:list-item>
          <text:list-item>
            <text:p text:style-name="P78">1 <text:span text:style-name="T15">f</text:span><draw:frame draw:style-name="fr1" draw:name="graphics3" text:anchor-type="as-char" svg:y="-0.1201in" svg:width="0.1402in" svg:height="0.1701in" draw:z-index="51"><draw:image xlink:href="Pictures/10000201000000300000003E21E346E1.png" xlink:type="simple" xlink:show="embed" xlink:actuate="onLoad"/></draw:frame> = 8 <text:span text:style-name="T15">f</text:span><draw:frame draw:style-name="fr2" draw:name="graphics4" text:anchor-type="as-char" svg:width="0.0598in" svg:height="0.1in" draw:z-index="52"><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53"><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54"><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5">f</text:span><draw:frame draw:style-name="fr2" draw:name="graphics6" text:anchor-type="as-char" svg:width="0.0598in" svg:height="0.1in" draw:z-index="55"><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227138670" text:style-name="L38">
          <text:list-item>
            <text:p text:style-name="P79"><draw:frame draw:style-name="fr2" draw:name="graphics7" text:anchor-type="as-char" svg:width="0.0598in" svg:height="0.1in" draw:z-index="56"><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57"><draw:image xlink:href="Pictures/10000201000000300000003E21E346E1.png" xlink:type="simple" xlink:show="embed" xlink:actuate="onLoad"/></draw:frame> 0.3125</text:p>
          </text:list-item>
          <text:list-item>
            <text:p text:style-name="P79">180, 194.4, or 195 mg</text:p>
          </text:list-item>
          <text:list-item>
            <text:p text:style-name="P79"><text:span text:style-name="T15">f</text:span><draw:frame draw:style-name="fr1" draw:name="graphics9" text:anchor-type="as-char" svg:y="-0.1201in" svg:width="0.1402in" svg:height="0.1701in" draw:z-index="58"><draw:image xlink:href="Pictures/10000201000000300000003E21E346E1.png" xlink:type="simple" xlink:show="embed" xlink:actuate="onLoad"/></draw:frame> i </text:p>
          </text:list-item>
          <text:list-item>
            <text:p text:style-name="P79"><text:span text:style-name="T15">f</text:span><draw:frame draw:style-name="fr2" draw:name="graphics10" text:anchor-type="as-char" svg:width="0.0598in" svg:height="0.1in" draw:z-index="59"><draw:image xlink:href="Pictures/1000020100000016000000257903293B.png" xlink:type="simple" xlink:show="embed" xlink:actuate="onLoad"/></draw:frame> iv</text:p>
          </text:list-item>
          <text:list-item>
            <text:p text:style-name="P79"><text:span text:style-name="T15">f</text:span><draw:frame draw:style-name="fr1" draw:name="graphics11" text:anchor-type="as-char" svg:y="-0.1201in" svg:width="0.1402in" svg:height="0.1701in" draw:z-index="60"><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text:soft-page-break/>10.8 to 15 mL</text:p>
          </text:list-item>
          <text:list-item>
            <text:p text:style-name="P79">gr ii</text:p>
          </text:list-item>
          <text:list-item>
            <text:p text:style-name="P79">56.8 or 62.2 g</text:p>
          </text:list-item>
          <text:list-item>
            <text:p text:style-name="P79"><text:span text:style-name="T15">f</text:span><draw:frame draw:style-name="fr2" draw:name="graphics12" text:anchor-type="as-char" svg:width="0.0598in" svg:height="0.1in" draw:z-index="61"><draw:image xlink:href="Pictures/1000020100000016000000257903293B.png" xlink:type="simple" xlink:show="embed" xlink:actuate="onLoad"/></draw:frame> viii or <text:span text:style-name="T15">f</text:span><draw:frame draw:style-name="fr2" draw:name="graphics13" text:anchor-type="as-char" svg:width="0.0598in" svg:height="0.1in" draw:z-index="62"><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5">f</text:span><draw:frame draw:style-name="fr2" draw:name="graphics14" text:anchor-type="as-char" svg:width="0.0598in" svg:height="0.1in" draw:z-index="63"><draw:image xlink:href="Pictures/1000020100000016000000257903293B.png" xlink:type="simple" xlink:show="embed" xlink:actuate="onLoad"/></draw:frame> xvi or <text:span text:style-name="T15">f</text:span><draw:frame draw:style-name="fr2" draw:name="graphics15" text:anchor-type="as-char" svg:width="0.0598in" svg:height="0.1in" draw:z-index="64"><draw:image xlink:href="Pictures/1000020100000016000000257903293B.png" xlink:type="simple" xlink:show="embed" xlink:actuate="onLoad"/></draw:frame> xii</text:p>
          </text:list-item>
          <text:list-item>
            <text:p text:style-name="P79"><text:span text:style-name="T15">f</text:span><draw:frame draw:style-name="fr1" draw:name="graphics16" text:anchor-type="as-char" svg:y="-0.1201in" svg:width="0.1402in" svg:height="0.1701in" draw:z-index="65"><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66"><draw:image xlink:href="Pictures/10000201000000300000003E21E346E1.png" xlink:type="simple" xlink:show="embed" xlink:actuate="onLoad"/></draw:frame> ss</text:p>
          </text:list-item>
          <text:list-item>
            <text:p text:style-name="P79">gr iii</text:p>
          </text:list-item>
          <text:list-item>
            <text:p text:style-name="P79"><text:span text:style-name="T15">f</text:span><draw:frame draw:style-name="fr1" draw:name="graphics18" text:anchor-type="as-char" svg:y="-0.1201in" svg:width="0.1402in" svg:height="0.1701in" draw:z-index="67"><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5">f</text:span><draw:frame draw:style-name="fr1" draw:name="graphics19" text:anchor-type="as-char" svg:y="-0.1201in" svg:width="0.1402in" svg:height="0.1701in" draw:z-index="68"><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1253141201"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5">f</text:span><draw:frame draw:style-name="fr2" draw:name="graphics20" text:anchor-type="as-char" svg:width="0.0598in" svg:height="0.1in" draw:z-index="69"><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70"><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71"><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361543398"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5">This will require 5 mL of honey.</text:span>)</text:p>
      <text:list xml:id="list1444645768"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803789300" text:continue-numbering="true" text:style-name="L40">
        <text:list-item>
          <text:p text:style-name="P81">Rx<text:tab/>ASA<text:tab/><text:tab/>648 mg</text:p>
        </text:list-item>
      </text:list>
      <text:p text:style-name="P25">Caffeine<text:tab/>32.4 mg</text:p>
      <text:p text:style-name="P25">Salicylamide<text:tab/>194.4 mg</text:p>
      <text:list xml:id="list2122496975"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851933621"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235486600"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130"><draw:image xlink:href="Pictures/10000201000000300000003E21E346E1.png" xlink:type="simple" xlink:show="embed" xlink:actuate="onLoad"/></draw:frame></text:p>
          </text:list-item>
          <text:list-item>
            <text:p text:style-name="P82"><text:span text:style-name="T16">fl oz, </text:span><text:span text:style-name="T15">f</text:span><draw:frame draw:style-name="fr1" draw:name="graphics23" text:anchor-type="as-char" svg:y="-0.1201in" svg:width="0.1402in" svg:height="0.1701in" draw:z-index="131"><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132"><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133"><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134"><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135"><draw:image xlink:href="Pictures/1000020100000016000000257903293B.png" xlink:type="simple" xlink:show="embed" xlink:actuate="onLoad"/></draw:frame> xxiv</text:p>
          </text:list-item>
          <text:list-item>
            <text:p text:style-name="P82"><text:span text:style-name="T15">f</text:span><draw:frame draw:style-name="fr2" draw:name="graphics28" text:anchor-type="as-char" svg:width="0.0598in" svg:height="0.1in" draw:z-index="136"><draw:image xlink:href="Pictures/1000020100000016000000257903293B.png" xlink:type="simple" xlink:show="embed" xlink:actuate="onLoad"/></draw:frame> iiss</text:p>
          </text:list-item>
          <text:list-item>
            <text:p text:style-name="P82"><text:span text:style-name="T15">f</text:span><draw:frame draw:style-name="fr1" draw:name="graphics29" text:anchor-type="as-char" svg:y="-0.1201in" svg:width="0.1402in" svg:height="0.1701in" draw:z-index="137"><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875019258"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02682529"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838236258"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813384524"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763901331"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759342848"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2136904087"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1816118154"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1340056538"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216598063"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434083007"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2050149519"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1732359515"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485900834"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1662410029"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3">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970355736"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1617964784"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5">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1937440553"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1959151600"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5">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641282205"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915934715"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5">or</text:span> 0.6 g metronidazole; 0.6 g silver sulfadiazine; 3 g glycerin; qs 60 g hydrophylic ointment</text:p>
            </text:list-item>
            <text:list-item>
              <text:p text:style-name="P102">2.27 mL <text:span text:style-name="T15">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99967110"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434133816"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167907103"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248721000"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055813419"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634473072"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118071708"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79"><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100807030"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1852952862"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444953695"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1301632119"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25">40% markup</text:p>
          </text:list-item>
          <text:list-item>
            <text:p text:style-name="P125">$18.48</text:p>
          </text:list-item>
          <text:list-item>
            <text:p text:style-name="P125">3%</text:p>
          </text:list-item>
          <text:list-item>
            <text:p text:style-name="P125">$6,175.00</text:p>
          </text:list-item>
          <text:list-item>
            <text:p text:style-name="P125">$4.50</text:p>
          </text:list-item>
          <text:list-item>
            <text:p text:style-name="P125">$17,820.00</text:p>
          </text:list-item>
          <text:list-item>
            <text:p text:style-name="P125">$20.95 gross profit; $15.95 net profit</text:p>
          </text:list-item>
          <text:list-item>
            <text:p text:style-name="P125">$25.63 gross profit; $20.63 gross profit</text:p>
          </text:list-item>
          <text:list-item>
            <text:p text:style-name="P125">$7.01 gross profit; $2.01 gross profit</text:p>
          </text:list-item>
          <text:list-item>
            <text:p text:style-name="P125">$44.03 gross profit; $39.03 net profit</text:p>
          </text:list-item>
          <text:list-item>
            <text:p text:style-name="P125">$9.73 gross profit; $4.73 net profit</text:p>
          </text:list-item>
          <text:list-item>
            <text:p text:style-name="P125">$8.13 gross profit; $3.13 net profit</text:p>
          </text:list-item>
          <text:list-item>
            <text:p text:style-name="P125">$132.50</text:p>
          </text:list-item>
          <text:list-item>
            <text:p text:style-name="P125">$39.52</text:p>
          </text:list-item>
          <text:list-item>
            <text:p text:style-name="P125">$11.66</text:p>
          </text:list-item>
          <text:list-item>
            <text:p text:style-name="P125">$68.12</text:p>
          </text:list-item>
          <text:list-item>
            <text:p text:style-name="P125">$10.89</text:p>
          </text:list-item>
          <text:list-item>
            <text:p text:style-name="P125">$21.25 profit</text:p>
          </text:list-item>
          <text:list-item>
            <text:p text:style-name="P125">$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545826961"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512974713"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2080355133" text:style-name="L75">
          <text:list-item>
            <text:p text:style-name="P126">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26">d c p e i l k b a o n j h g m f</text:p>
          </text:list-item>
          <text:list-item>
            <text:p text:style-name="P126">inhalation and ophthalmic</text:p>
          </text:list-item>
          <text:list-item>
            <text:p text:style-name="P126">sterile, free of visible particulate material, pyrogen-free, stable for intended use, a pH similar to that of human blood, isotonic</text:p>
          </text:list-item>
          <text:list-item>
            <text:p text:style-name="P126">2.5 mL</text:p>
          </text:list-item>
          <text:list-item>
            <text:p text:style-name="P126">0.15 mL</text:p>
          </text:list-item>
          <text:list-item>
            <text:p text:style-name="P126"/>
            <text:list>
              <text:list-item>
                <text:p text:style-name="P126">12.5 mL</text:p>
              </text:list-item>
              <text:list-item>
                <text:p text:style-name="P126">1.5 mL</text:p>
              </text:list-item>
              <text:list-item>
                <text:p text:style-name="P126">21 mL</text:p>
              </text:list-item>
              <text:list-item>
                <text:p text:style-name="P126">31.25 mL</text:p>
              </text:list-item>
              <text:list-item>
                <text:p text:style-name="P126">0.3 mL</text:p>
              </text:list-item>
              <text:list-item>
                <text:p text:style-name="P126">0.5 mL</text:p>
              </text:list-item>
              <text:list-item>
                <text:p text:style-name="P126">4 mL</text:p>
              </text:list-item>
            </text:list>
          </text:list-item>
          <text:list-item>
            <text:p text:style-name="P126">The syringe should be marked at 2 mL</text:p>
          </text:list-item>
          <text:list-item>
            <text:p text:style-name="P126">5 mL</text:p>
          </text:list-item>
          <text:list-item>
            <text:p text:style-name="P126">3 mL</text:p>
          </text:list-item>
          <text:list-item>
            <text:p text:style-name="P126">100 mg</text:p>
          </text:list-item>
          <text:list-item>
            <text:p text:style-name="P126"><text:soft-page-break/>250,000 u/mL = 26 mL; 500,000 u/mL = 13 mL; 1,000,000 u/m/L = 6.5 mL</text:p>
          </text:list-item>
          <text:list-item>
            <text:p text:style-name="P126">Both syringes should be marked at 16 mL.</text:p>
          </text:list-item>
        </text:list>
      </text:section>
      <text:p text:style-name="P5"/>
      <text:p text:style-name="P6">Chapter 16 - Insulin</text:p>
      <text:p text:style-name="P5"/>
      <text:section text:style-name="Sect3" text:name="Section71">
        <text:p text:style-name="P5">Worksheet 16-1</text:p>
        <text:list xml:id="list1275066781"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1529700538" text:continue-numbering="true" text:style-name="L76">
        <text:list-item>
          <text:p text:style-name="P127">The clear rapid or short-acting insulin is actually drawn into the syringe prior to adding the cloudy isophane (NPH) insulin.</text:p>
        </text:list-item>
        <text:list-item>
          <text:p text:style-name="P129"><text:span text:style-name="T10">A &amp; I;</text:span><text:span text:style-name="T12"> </text:span><text:span text:style-name="T4">First, calculate the total dose. (15 units + 30 units = 45 units) Then draw up 30 units of air and inject it into the Humulin N </text:span><text:span text:style-name="T12">vial, but do not draw up any solution yet. Withdraw the needle from the vial. Next, draw up 15 units of air, inject it into the Humulin R, and draw 15 </text:span><text:span text:style-name="T12">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2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237656051"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680 <text:span text:style-name="T10">mg monobasic potassium phosphate (KH</text:span><text:span text:style-name="T11">2</text:span><text:span text:style-name="T10">PO</text:span><text:span text:style-name="T11">4</text:span><text:span text:style-name="T10">)</text:span></text:p>
              </text:list-item>
              <text:list-item>
                <text:p text:style-name="P109">870 <text:span text:style-name="T10">mg dibasic potassium phosphate (K</text:span><text:span text:style-name="T11">2</text:span><text:span text:style-name="T10">HPO</text:span><text:span text:style-name="T11">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2035114161"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909039877"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72"><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395567530"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69567066"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text:soft-page-break/>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160977725"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263571890"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3">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1767265070"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 21 PPM, and Reducing &amp; Enlarging Formulas</text:p>
      <text:p text:style-name="P5"/>
      <text:section text:style-name="Sect2" text:name="Section80">
        <text:p text:style-name="P5">Worksheet 21-1</text:p>
        <text:list xml:id="list612217049" text:style-name="L85">
          <text:list-item>
            <text:p text:style-name="P117">6 g precipitated sulfur; 1.2 g salicylic acid; 52.8 g hydrophilic ointment </text:p>
          </text:list-item>
          <text:list-item>
            <text:p text:style-name="P117">45.4 g precipitated sulfur; 9.08 g salicylic acid; <text:soft-page-break/>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4" text:name="Section81">
        <text:p text:style-name="P5">Worksheet 22-1</text:p>
        <text:list xml:id="list1891320408"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5">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4" text:name="Section82">
        <text:p text:style-name="P5">Worksheet 22-2</text:p>
        <text:list xml:id="list826209806"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ext:soft-page-break/>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p text:style-name="P5">Worksheet 23-1</text:p>
      <text:list xml:id="list1511386998"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p text:style-name="P5"/>
      <text:section text:style-name="Sect4" text:name="Section83">
        <text:p text:style-name="P5">Worksheet 23-2</text:p>
        <text:list xml:id="list1323533335"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text:soft-page-break/>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12T14:56:24</dc:date>
    <dc:creator>Sean Parsons</dc:creator>
    <meta:editing-duration>P3DT2H23M</meta:editing-duration>
    <meta:editing-cycles>49</meta:editing-cycles>
    <meta:generator>LibreOffice/3.3$Linux LibreOffice_project/330m19$Build-301</meta:generator>
    <meta:printed-by>Sean Parsons</meta:printed-by>
    <meta:print-date>2011-08-26T14:01:47</meta:print-date>
    <meta:document-statistic meta:table-count="7" meta:image-count="33" meta:object-count="246" meta:page-count="36" meta:paragraph-count="2944" meta:word-count="10180" meta:character-count="44999"/>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